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8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84.19pt"/>
    </style:style>
    <style:style style:name="co4" style:family="table-column">
      <style:table-column-properties fo:break-before="auto" style:column-width="88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0.3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90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80.34pt" svg:y="256.39pt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14" table:default-cell-style-name="ce2"/>
        <table:table-row table:style-name="ro1">
          <table:table-cell office:value-type="string" calcext:value-type="string">
            <text:p>Raw: 18561 <text:s text:c="3"/>sampled: 1869.241 <text:s text:c="2"/>given: 3800 <text:s text:c="2"/>gain: 2.032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561 <text:s text:c="3"/>sampled: 1869.241 <text:s text:c="2"/>given: 3800 <text:s text:c="2"/>gain: 2.032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86 <text:s text:c="3"/>sampled: 1771.051 <text:s text:c="2"/>given: 3600 <text:s text:c="2"/>gain: 2.032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86 <text:s text:c="3"/>sampled: 1771.051 <text:s text:c="2"/>given: 3600 <text:s text:c="2"/>gain: 2.032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607 <text:s text:c="3"/>sampled: 1672.458 <text:s text:c="2"/>given: 3400 <text:s text:c="2"/>gain: 2.0329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607 <text:s text:c="3"/>sampled: 1672.458 <text:s text:c="2"/>given: 3400 <text:s text:c="2"/>gain: 2.0329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630 <text:s text:c="3"/>sampled: 1574.066 <text:s text:c="2"/>given: 3200 <text:s text:c="2"/>gain: 2.0329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630 <text:s text:c="3"/>sampled: 1574.066 <text:s text:c="2"/>given: 3200 <text:s text:c="2"/>gain: 2.0329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654 <text:s text:c="3"/>sampled: 1475.775 <text:s text:c="2"/>given: 3000 <text:s text:c="2"/>gain: 2.032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654 <text:s text:c="3"/>sampled: 1475.775 <text:s text:c="2"/>given: 3000 <text:s text:c="2"/>gain: 2.032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79 <text:s text:c="3"/>sampled: 1377.585 <text:s text:c="2"/>given: 2800 <text:s text:c="2"/>gain: 2.0325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78 <text:s text:c="3"/>sampled: 1377.484 <text:s text:c="2"/>given: 2800 <text:s text:c="2"/>gain: 2.032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701 <text:s text:c="3"/>sampled: 1279.092 <text:s text:c="2"/>given: 2600 <text:s text:c="2"/>gain: 2.032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701 <text:s text:c="3"/>sampled: 1279.092 <text:s text:c="2"/>given: 2600 <text:s text:c="2"/>gain: 2.032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726 <text:s text:c="3"/>sampled: 1180.902 <text:s text:c="2"/>given: 2400 <text:s text:c="2"/>gain: 2.0323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725 <text:s text:c="3"/>sampled: 1180.801 <text:s text:c="2"/>given: 2400 <text:s text:c="2"/>gain: 2.0325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49 <text:s text:c="3"/>sampled: 1082.51 <text:s text:c="2"/>given: 2200 <text:s text:c="2"/>gain: 2.0323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50 <text:s text:c="3"/>sampled: 1082.611 <text:s text:c="2"/>given: 2200 <text:s text:c="2"/>gain: 2.03212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.03291" calcext:value-type="float">
            <text:p>2.03291</text:p>
          </table:table-cell>
          <table:table-cell table:number-columns-repeated="1023"/>
        </table:table-row>
        <table:table-row table:style-name="ro1">
          <table:table-cell table:style-name="ce3" office:value-type="float" office:value="2.03291" calcext:value-type="float">
            <text:p>2.03291</text:p>
          </table:table-cell>
          <table:table-cell table:number-columns-repeated="1023"/>
        </table:table-row>
        <table:table-row table:style-name="ro1">
          <table:table-cell table:style-name="ce3" office:value-type="float" office:value="2.032691" calcext:value-type="float">
            <text:p>2.032691</text:p>
          </table:table-cell>
          <table:table-cell table:number-columns-repeated="1023"/>
        </table:table-row>
        <table:table-row table:style-name="ro1">
          <table:table-cell table:style-name="ce3" office:value-type="float" office:value="2.032691" calcext:value-type="float">
            <text:p>2.032691</text:p>
          </table:table-cell>
          <table:table-cell table:number-columns-repeated="1023"/>
        </table:table-row>
        <table:table-row table:style-name="ro1">
          <table:table-cell table:style-name="ce3" office:value-type="float" office:value="2.032936" calcext:value-type="float">
            <text:p>2.032936</text:p>
          </table:table-cell>
          <table:table-cell table:number-columns-repeated="1023"/>
        </table:table-row>
        <table:table-row table:style-name="ro1">
          <table:table-cell table:style-name="ce3" office:value-type="float" office:value="2.032936" calcext:value-type="float">
            <text:p>2.032936</text:p>
          </table:table-cell>
          <table:table-cell table:number-columns-repeated="1023"/>
        </table:table-row>
        <table:table-row table:style-name="ro1">
          <table:table-cell table:style-name="ce3" office:value-type="float" office:value="2.032951" calcext:value-type="float">
            <text:p>2.032951</text:p>
          </table:table-cell>
          <table:table-cell table:number-columns-repeated="1023"/>
        </table:table-row>
        <table:table-row table:style-name="ro1">
          <table:table-cell table:style-name="ce3" office:value-type="float" office:value="2.032951" calcext:value-type="float">
            <text:p>2.032951</text:p>
          </table:table-cell>
          <table:table-cell table:number-columns-repeated="1023"/>
        </table:table-row>
        <table:table-row table:style-name="ro1">
          <table:table-cell table:style-name="ce3" office:value-type="float" office:value="2.03283" calcext:value-type="float">
            <text:p>2.03283</text:p>
          </table:table-cell>
          <table:table-cell table:number-columns-repeated="1023"/>
        </table:table-row>
        <table:table-row table:style-name="ro1">
          <table:table-cell table:style-name="ce3" office:value-type="float" office:value="2.03283" calcext:value-type="float">
            <text:p>2.03283</text:p>
          </table:table-cell>
          <table:table-cell table:number-columns-repeated="1023"/>
        </table:table-row>
        <table:table-row table:style-name="ro1">
          <table:table-cell table:style-name="ce3" office:value-type="float" office:value="2.032543" calcext:value-type="float">
            <text:p>2.032543</text:p>
          </table:table-cell>
          <table:table-cell table:number-columns-repeated="1023"/>
        </table:table-row>
        <table:table-row table:style-name="ro1">
          <table:table-cell table:style-name="ce3" office:value-type="float" office:value="2.032691" calcext:value-type="float">
            <text:p>2.032691</text:p>
          </table:table-cell>
          <table:table-cell table:number-columns-repeated="1023"/>
        </table:table-row>
        <table:table-row table:style-name="ro1">
          <table:table-cell table:style-name="ce3" office:value-type="float" office:value="2.032691" calcext:value-type="float">
            <text:p>2.032691</text:p>
          </table:table-cell>
          <table:table-cell table:number-columns-repeated="1023"/>
        </table:table-row>
        <table:table-row table:style-name="ro1">
          <table:table-cell table:style-name="ce3" office:value-type="float" office:value="2.032691" calcext:value-type="float">
            <text:p>2.032691</text:p>
          </table:table-cell>
          <table:table-cell table:number-columns-repeated="1023"/>
        </table:table-row>
        <table:table-row table:style-name="ro1">
          <table:table-cell table:style-name="ce3" office:value-type="float" office:value="2.032345" calcext:value-type="float">
            <text:p>2.032345</text:p>
          </table:table-cell>
          <table:table-cell table:number-columns-repeated="1023"/>
        </table:table-row>
        <table:table-row table:style-name="ro1">
          <table:table-cell table:style-name="ce3" office:value-type="float" office:value="2.032518" calcext:value-type="float">
            <text:p>2.032518</text:p>
          </table:table-cell>
          <table:table-cell table:number-columns-repeated="1023"/>
        </table:table-row>
        <table:table-row table:style-name="ro1">
          <table:table-cell table:style-name="ce3" office:value-type="float" office:value="2.032313" calcext:value-type="float">
            <text:p>2.032313</text:p>
          </table:table-cell>
          <table:table-cell table:number-columns-repeated="1023"/>
        </table:table-row>
        <table:table-row table:style-name="ro1">
          <table:table-cell table:style-name="ce3" office:value-type="float" office:value="2.032124" calcext:value-type="float">
            <text:p>2.032124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.03269" calcext:value-type="float">
            <text:p>2.03269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office:value-type="string" calcext:value-type="string">
            <text:p>average samples 10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5" office:value-type="string" calcext:value-type="string">
            <text:p>calc current 100A</text:p>
          </table:table-cell>
          <table:table-cell table:style-name="Default" office:value-type="string" calcext:value-type="string">
            <text:p>Gain 100A</text:p>
          </table:table-cell>
          <table:table-cell table:style-name="ce5"/>
          <table:table-cell table:style-name="Default" office:value-type="string" calcext:value-type="string">
            <text:p>average samples 1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5" office:value-type="string" calcext:value-type="string">
            <text:p>calc current 10A</text:p>
          </table:table-cell>
          <table:table-cell table:style-name="Default" office:value-type="string" calcext:value-type="string">
            <text:p>Gain 10A</text:p>
          </table:table-cell>
          <table:table-cell table:number-columns-repeated="1013"/>
        </table:table-row>
        <table:table-row table:style-name="ro1">
          <table:table-cell table:style-name="ce4" office:value-type="float" office:value="2336.46218" calcext:value-type="float">
            <text:p>2336.46218</text:p>
          </table:table-cell>
          <table:table-cell office:value-type="float" office:value="50.0125" calcext:value-type="float">
            <text:p>50.0125</text:p>
          </table:table-cell>
          <table:table-cell table:style-name="ce4" office:value-type="float" office:value="49.99" calcext:value-type="float">
            <text:p>49.99</text:p>
          </table:table-cell>
          <table:table-cell table:formula="of:=2*[.C50]" office:value-type="float" office:value="99.98" calcext:value-type="float">
            <text:p>99.98</text:p>
          </table:table-cell>
          <table:table-cell table:formula="of:=[.D50]/[.A50]" office:value-type="float" office:value="0.0427911912530936" calcext:value-type="float">
            <text:p>0.042791191253094</text:p>
          </table:table-cell>
          <table:table-cell/>
          <table:table-cell table:style-name="ce4" office:value-type="float" office:value="2322.06987" calcext:value-type="float">
            <text:p>2322.06987</text:p>
          </table:table-cell>
          <table:table-cell office:value-type="float" office:value="4.9884" calcext:value-type="float">
            <text:p>4.9884</text:p>
          </table:table-cell>
          <table:table-cell table:style-name="ce4" office:value-type="float" office:value="4.98857" calcext:value-type="float">
            <text:p>4.98857</text:p>
          </table:table-cell>
          <table:table-cell table:formula="of:=2*[.I50]" office:value-type="float" office:value="9.97714" calcext:value-type="float">
            <text:p>9.97714</text:p>
          </table:table-cell>
          <table:table-cell table:formula="of:=[.J50]/[.G50]" office:value-type="float" office:value="0.00429665796404309" calcext:value-type="float">
            <text:p>0.0042966579640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.0063" calcext:value-type="float">
            <text:p>50.0063</text:p>
          </table:table-cell>
          <table:table-cell table:number-columns-repeated="5"/>
          <table:table-cell office:value-type="float" office:value="4.9888" calcext:value-type="float">
            <text:p>4.988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9785" calcext:value-type="float">
            <text:p>49.9785</text:p>
          </table:table-cell>
          <table:table-cell table:number-columns-repeated="5"/>
          <table:table-cell office:value-type="float" office:value="4.9885" calcext:value-type="float">
            <text:p>4.988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9627" calcext:value-type="float">
            <text:p>49.9627</text:p>
          </table:table-cell>
          <table:table-cell table:number-columns-repeated="5"/>
          <table:table-cell office:value-type="float" office:value="4.9886" calcext:value-type="float">
            <text:p>4.9886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2:28:45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3T12:53:59.179000000</dc:date>
    <meta:editing-duration>PT4H19M14S</meta:editing-duration>
    <meta:editing-cycles>77</meta:editing-cycles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1:Sheet1.A38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91">
                <text:p>2.0329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291">
                <text:p>2.03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936">
                <text:p>2.032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936">
                <text:p>2.032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951">
                <text:p>2.032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951">
                <text:p>2.032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83">
                <text:p>2.03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83">
                <text:p>2.03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543">
                <text:p>2.032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2345">
                <text:p>2.032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2518">
                <text:p>2.032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2313">
                <text:p>2.032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2124">
                <text:p>2.032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